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BlogEntry.do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reateBlogEntry.getNewDocu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BlogEntry.initParame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eateBlogEntry.getDocum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eateBlogEntry.doCheckExecutionCondi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eateBlogEntry.transform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CreateBlogEntry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BlogEntry.getDocum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